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35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7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"/>
    </style:style>
    <style:style style:name="T2" style:family="text">
      <style:text-properties style:text-position="0%"/>
    </style:style>
  </office:automatic-styles>
  <office:body>
    <office:spreadsheet>
      <table:table table:name="Question 2 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row table:style-name="ro1">
          <table:table-cell table:number-columns-repeated="2"/>
          <table:table-cell table:style-name="ce1" office:value-type="string" calcext:value-type="string" table:number-columns-spanned="10" table:number-rows-spanned="1">
            <text:p>MPI Implement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H = 1/100000</text:p>
          </table:table-cell>
          <table:covered-table-cell table:number-columns-repeated="3" table:style-name="ce8"/>
          <table:covered-table-cell table:style-name="ce15"/>
          <table:table-cell table:style-name="ce3" office:value-type="string" calcext:value-type="string" table:number-columns-spanned="5" table:number-rows-spanned="1">
            <text:p>H = 1/1000000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 = 1</text:p>
          </table:table-cell>
          <table:table-cell office:value-type="string" calcext:value-type="string">
            <text:p>P = 2</text:p>
          </table:table-cell>
          <table:table-cell office:value-type="string" calcext:value-type="string">
            <text:p>P = 4</text:p>
          </table:table-cell>
          <table:table-cell office:value-type="string" calcext:value-type="string">
            <text:p>P = 8</text:p>
          </table:table-cell>
          <table:table-cell office:value-type="string" calcext:value-type="string">
            <text:p>P = 16</text:p>
          </table:table-cell>
          <table:table-cell table:style-name="ce20" office:value-type="string" calcext:value-type="string">
            <text:p>P = 1</text:p>
          </table:table-cell>
          <table:table-cell table:style-name="ce8" office:value-type="string" calcext:value-type="string">
            <text:p>P = 2</text:p>
          </table:table-cell>
          <table:table-cell table:style-name="ce8" office:value-type="string" calcext:value-type="string">
            <text:p>P = 4</text:p>
          </table:table-cell>
          <table:table-cell table:style-name="ce8" office:value-type="string" calcext:value-type="string">
            <text:p>P = 8</text:p>
          </table:table-cell>
          <table:table-cell table:style-name="ce15" office:value-type="string" calcext:value-type="string">
            <text:p>P = 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in seconds)</text:p>
          </table:table-cell>
          <table:table-cell office:value-type="string" calcext:value-type="string">
            <text:p>first run</text:p>
          </table:table-cell>
          <table:table-cell office:value-type="float" office:value="0.868" calcext:value-type="float">
            <text:p>0.868</text:p>
          </table:table-cell>
          <table:table-cell office:value-type="float" office:value="0.655" calcext:value-type="float">
            <text:p>0.655</text:p>
          </table:table-cell>
          <table:table-cell office:value-type="float" office:value="1.563" calcext:value-type="float">
            <text:p>1.563</text:p>
          </table:table-cell>
          <table:table-cell office:value-type="float" office:value="2.478" calcext:value-type="float">
            <text:p>2.478</text:p>
          </table:table-cell>
          <table:table-cell office:value-type="float" office:value="3.029" calcext:value-type="float">
            <text:p>3.029</text:p>
          </table:table-cell>
          <table:table-cell office:value-type="float" office:value="1.987" calcext:value-type="float">
            <text:p>1.987</text:p>
          </table:table-cell>
          <table:table-cell office:value-type="float" office:value="2.229" calcext:value-type="float">
            <text:p>2.229</text:p>
          </table:table-cell>
          <table:table-cell office:value-type="float" office:value="1.791" calcext:value-type="float">
            <text:p>1.791</text:p>
          </table:table-cell>
          <table:table-cell office:value-type="float" office:value="2.805" calcext:value-type="float">
            <text:p>2.805</text:p>
          </table:table-cell>
          <table:table-cell office:value-type="float" office:value="3.066" calcext:value-type="float">
            <text:p>3.066</text:p>
          </table:table-cell>
        </table:table-row>
        <table:table-row table:style-name="ro1">
          <table:covered-table-cell/>
          <table:table-cell office:value-type="string" calcext:value-type="string">
            <text:p>second run</text:p>
          </table:table-cell>
          <table:table-cell office:value-type="float" office:value="0.705" calcext:value-type="float">
            <text:p>0.705</text:p>
          </table:table-cell>
          <table:table-cell office:value-type="float" office:value="2.381" calcext:value-type="float">
            <text:p>2.381</text:p>
          </table:table-cell>
          <table:table-cell office:value-type="float" office:value="1.566" calcext:value-type="float">
            <text:p>1.566</text:p>
          </table:table-cell>
          <table:table-cell office:value-type="float" office:value="1.382" calcext:value-type="float">
            <text:p>1.382</text:p>
          </table:table-cell>
          <table:table-cell office:value-type="float" office:value="3.001" calcext:value-type="float">
            <text:p>3.001</text:p>
          </table:table-cell>
          <table:table-cell office:value-type="float" office:value="1.93" calcext:value-type="float">
            <text:p>1.93</text:p>
          </table:table-cell>
          <table:table-cell office:value-type="float" office:value="2.246" calcext:value-type="float">
            <text:p>2.246</text:p>
          </table:table-cell>
          <table:table-cell office:value-type="float" office:value="1.779" calcext:value-type="float">
            <text:p>1.779</text:p>
          </table:table-cell>
          <table:table-cell office:value-type="float" office:value="2.583" calcext:value-type="float">
            <text:p>2.583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covered-table-cell/>
          <table:table-cell office:value-type="string" calcext:value-type="string">
            <text:p>third run</text:p>
          </table:table-cell>
          <table:table-cell office:value-type="float" office:value="0.693" calcext:value-type="float">
            <text:p>0.693</text:p>
          </table:table-cell>
          <table:table-cell office:value-type="float" office:value="13.787" calcext:value-type="float">
            <text:p>13.787</text:p>
          </table:table-cell>
          <table:table-cell office:value-type="float" office:value="1.593" calcext:value-type="float">
            <text:p>1.593</text:p>
          </table:table-cell>
          <table:table-cell office:value-type="float" office:value="2.381" calcext:value-type="float">
            <text:p>2.381</text:p>
          </table:table-cell>
          <table:table-cell office:value-type="float" office:value="2.964" calcext:value-type="float">
            <text:p>2.964</text:p>
          </table:table-cell>
          <table:table-cell office:value-type="float" office:value="1.929" calcext:value-type="float">
            <text:p>1.929</text:p>
          </table:table-cell>
          <table:table-cell office:value-type="float" office:value="2.358" calcext:value-type="float">
            <text:p>2.358</text:p>
          </table:table-cell>
          <table:table-cell office:value-type="float" office:value="1.781" calcext:value-type="float">
            <text:p>1.781</text:p>
          </table:table-cell>
          <table:table-cell office:value-type="float" office:value="1.638" calcext:value-type="float">
            <text:p>1.638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([.C4]+[.C5]+[.C6])/3" office:value-type="float" office:value="0.755333333333333" calcext:value-type="float">
            <text:p>0.7553333333</text:p>
          </table:table-cell>
          <table:table-cell table:formula="of:=([.D4]+[.D5]+[.D6])/3" office:value-type="float" office:value="5.60766666666667" calcext:value-type="float">
            <text:p>5.6076666667</text:p>
          </table:table-cell>
          <table:table-cell table:formula="of:=([.E4]+[.E5]+[.E6])/3" office:value-type="float" office:value="1.574" calcext:value-type="float">
            <text:p>1.574</text:p>
          </table:table-cell>
          <table:table-cell table:formula="of:=([.F4]+[.F5]+[.F6])/3" office:value-type="float" office:value="2.08033333333333" calcext:value-type="float">
            <text:p>2.0803333333</text:p>
          </table:table-cell>
          <table:table-cell table:formula="of:=([.G4]+[.G5]+[.G6])/3" office:value-type="float" office:value="2.998" calcext:value-type="float">
            <text:p>2.998</text:p>
          </table:table-cell>
          <table:table-cell table:formula="of:=([.H4]+[.H5]+[.H6])/3" office:value-type="float" office:value="1.94866666666667" calcext:value-type="float">
            <text:p>1.9486666667</text:p>
          </table:table-cell>
          <table:table-cell table:formula="of:=([.I4]+[.I5]+[.I6])/3" office:value-type="float" office:value="2.27766666666667" calcext:value-type="float">
            <text:p>2.2776666667</text:p>
          </table:table-cell>
          <table:table-cell table:formula="of:=([.J4]+[.J5]+[.J6])/3" office:value-type="float" office:value="1.78366666666667" calcext:value-type="float">
            <text:p>1.7836666667</text:p>
          </table:table-cell>
          <table:table-cell table:formula="of:=([.K4]+[.K5]+[.K6])/3" office:value-type="float" office:value="2.342" calcext:value-type="float">
            <text:p>2.342</text:p>
          </table:table-cell>
          <table:table-cell table:formula="of:=([.L4]+[.L5]+[.L6])/3" office:value-type="float" office:value="3.048" calcext:value-type="float">
            <text:p>3.048</text:p>
          </table:table-cell>
        </table:table-row>
        <table:table-row table:style-name="ro1">
          <table:table-cell/>
          <table:table-cell office:value-type="string" calcext:value-type="string">
            <text:p>numeric area</text:p>
          </table:table-cell>
          <table:table-cell table:style-name="ce5" office:value-type="float" office:value="18.419534" calcext:value-type="float">
            <text:p>18.419534</text:p>
          </table:table-cell>
          <table:table-cell table:number-columns-repeated="3" table:style-name="ce9" office:value-type="float" office:value="18.419534" calcext:value-type="float">
            <text:p>18.419534</text:p>
          </table:table-cell>
          <table:table-cell table:style-name="ce17" office:value-type="float" office:value="18.419534" calcext:value-type="float">
            <text:p>18.419534</text:p>
          </table:table-cell>
          <table:table-cell table:style-name="ce5" office:value-type="float" office:value="18.419536" calcext:value-type="float">
            <text:p>18.419536</text:p>
          </table:table-cell>
          <table:table-cell table:number-columns-repeated="3" table:style-name="ce9" office:value-type="float" office:value="18.419536" calcext:value-type="float">
            <text:p>18.419536</text:p>
          </table:table-cell>
          <table:table-cell table:style-name="ce17" office:value-type="float" office:value="18.419536" calcext:value-type="float">
            <text:p>18.4195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0" table:number-rows-spanned="1">
            <text:p>CUDA Implement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H = 1/100000</text:p>
          </table:table-cell>
          <table:covered-table-cell table:number-columns-repeated="3" table:style-name="ce8"/>
          <table:covered-table-cell table:style-name="Default"/>
          <table:table-cell table:style-name="ce3" office:value-type="string" calcext:value-type="string" table:number-columns-spanned="5" table:number-rows-spanned="1">
            <text:p>H = 1/1000000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Threads per Block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in seconds)</text:p>
          </table:table-cell>
          <table:table-cell office:value-type="string" calcext:value-type="string">
            <text:p>first run</text:p>
          </table:table-cell>
          <table:table-cell office:value-type="float" office:value="0.042709" calcext:value-type="float">
            <text:p>0.042709</text:p>
          </table:table-cell>
          <table:table-cell office:value-type="float" office:value="0.045025" calcext:value-type="float">
            <text:p>0.045025</text:p>
          </table:table-cell>
          <table:table-cell table:style-name="ce12" office:value-type="float" office:value="0.042978" calcext:value-type="float">
            <text:p>0.042978</text:p>
          </table:table-cell>
          <table:table-cell table:style-name="ce13" office:value-type="float" office:value="0.046596" calcext:value-type="float">
            <text:p>0.046596</text:p>
          </table:table-cell>
          <table:table-cell table:style-name="ce13" office:value-type="float" office:value="0.043301" calcext:value-type="float">
            <text:p>0.043301</text:p>
          </table:table-cell>
          <table:table-cell office:value-type="float" office:value="0.260553" calcext:value-type="float">
            <text:p>0.260553</text:p>
          </table:table-cell>
          <table:table-cell table:number-columns-repeated="2" office:value-type="float" office:value="0.273052" calcext:value-type="float">
            <text:p>0.273052</text:p>
          </table:table-cell>
          <table:table-cell table:style-name="ce13" office:value-type="float" office:value="0.27284" calcext:value-type="float">
            <text:p>0.27284</text:p>
          </table:table-cell>
          <table:table-cell table:style-name="ce13" office:value-type="float" office:value="0.291235" calcext:value-type="float">
            <text:p>0.291235</text:p>
          </table:table-cell>
        </table:table-row>
        <table:table-row table:style-name="ro1">
          <table:covered-table-cell/>
          <table:table-cell office:value-type="string" calcext:value-type="string">
            <text:p>second run</text:p>
          </table:table-cell>
          <table:table-cell office:value-type="float" office:value="0.045152" calcext:value-type="float">
            <text:p>0.045152</text:p>
          </table:table-cell>
          <table:table-cell office:value-type="float" office:value="0.044114" calcext:value-type="float">
            <text:p>0.044114</text:p>
          </table:table-cell>
          <table:table-cell table:style-name="ce12" office:value-type="float" office:value="0.043891" calcext:value-type="float">
            <text:p>0.043891</text:p>
          </table:table-cell>
          <table:table-cell table:style-name="ce13" office:value-type="float" office:value="0.046546" calcext:value-type="float">
            <text:p>0.046546</text:p>
          </table:table-cell>
          <table:table-cell table:style-name="ce13" office:value-type="float" office:value="0.043515" calcext:value-type="float">
            <text:p>0.043515</text:p>
          </table:table-cell>
          <table:table-cell table:style-name="ce21" office:value-type="float" office:value="0.268034" calcext:value-type="float">
            <text:p>0.268034</text:p>
          </table:table-cell>
          <table:table-cell office:value-type="float" office:value="0.269704" calcext:value-type="float">
            <text:p>0.269704</text:p>
          </table:table-cell>
          <table:table-cell office:value-type="float" office:value="0.272234" calcext:value-type="float">
            <text:p>0.272234</text:p>
          </table:table-cell>
          <table:table-cell table:style-name="ce13" office:value-type="float" office:value="0.259031" calcext:value-type="float">
            <text:p>0.259031</text:p>
          </table:table-cell>
          <table:table-cell table:style-name="ce13" office:value-type="float" office:value="0.280028" calcext:value-type="float">
            <text:p>0.280028</text:p>
          </table:table-cell>
        </table:table-row>
        <table:table-row table:style-name="ro1">
          <table:covered-table-cell/>
          <table:table-cell office:value-type="string" calcext:value-type="string">
            <text:p>third run</text:p>
          </table:table-cell>
          <table:table-cell office:value-type="float" office:value="0.042488" calcext:value-type="float">
            <text:p>0.042488</text:p>
          </table:table-cell>
          <table:table-cell office:value-type="float" office:value="0.044637" calcext:value-type="float">
            <text:p>0.044637</text:p>
          </table:table-cell>
          <table:table-cell office:value-type="float" office:value="0.043095" calcext:value-type="float">
            <text:p>0.043095</text:p>
          </table:table-cell>
          <table:table-cell table:style-name="ce14" office:value-type="float" office:value="0.045366" calcext:value-type="float">
            <text:p>0.045366</text:p>
          </table:table-cell>
          <table:table-cell table:style-name="ce14" office:value-type="float" office:value="0.045027" calcext:value-type="float">
            <text:p>0.045027</text:p>
          </table:table-cell>
          <table:table-cell table:style-name="ce21" office:value-type="float" office:value="0.273988" calcext:value-type="float">
            <text:p>0.273988</text:p>
          </table:table-cell>
          <table:table-cell office:value-type="float" office:value="0.24876" calcext:value-type="float">
            <text:p>0.24876</text:p>
          </table:table-cell>
          <table:table-cell office:value-type="float" office:value="0.260364" calcext:value-type="float">
            <text:p>0.260364</text:p>
          </table:table-cell>
          <table:table-cell table:style-name="ce13" office:value-type="float" office:value="0.271037" calcext:value-type="float">
            <text:p>0.271037</text:p>
          </table:table-cell>
          <table:table-cell table:style-name="ce13" office:value-type="float" office:value="0.279964" calcext:value-type="float">
            <text:p>0.279964</text:p>
          </table:table-cell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([.C12]+[.C13]+[.C14])/3" office:value-type="float" office:value="0.0434496666666667" calcext:value-type="float">
            <text:p>0.0434496667</text:p>
          </table:table-cell>
          <table:table-cell table:formula="of:=([.D12]+[.D13]+[.D14])/3" office:value-type="float" office:value="0.044592" calcext:value-type="float">
            <text:p>0.044592</text:p>
          </table:table-cell>
          <table:table-cell table:formula="of:=([.E12]+[.E13]+[.E14])/3" office:value-type="float" office:value="0.0433213333333333" calcext:value-type="float">
            <text:p>0.0433213333</text:p>
          </table:table-cell>
          <table:table-cell table:formula="of:=([.F12]+[.F13]+[.F14])/3" office:value-type="float" office:value="0.0461693333333333" calcext:value-type="float">
            <text:p>0.0461693333</text:p>
          </table:table-cell>
          <table:table-cell table:style-name="Default" table:formula="of:=([.G12]+[.G13]+[.G14])/3" office:value-type="float" office:value="0.0439476666666667" calcext:value-type="float">
            <text:p>0.0439476667</text:p>
          </table:table-cell>
          <table:table-cell table:formula="of:=([.H12]+[.H13]+[.H14])/3" office:value-type="float" office:value="0.267525" calcext:value-type="float">
            <text:p>0.267525</text:p>
          </table:table-cell>
          <table:table-cell table:formula="of:=([.I12]+[.I13]+[.I14])/3" office:value-type="float" office:value="0.263838666666667" calcext:value-type="float">
            <text:p>0.2638386667</text:p>
          </table:table-cell>
          <table:table-cell table:formula="of:=([.J12]+[.J13]+[.J14])/3" office:value-type="float" office:value="0.26855" calcext:value-type="float">
            <text:p>0.26855</text:p>
          </table:table-cell>
          <table:table-cell table:style-name="ce13" table:formula="of:=([.K12]+[.K13]+[.K14])/3" office:value-type="float" office:value="0.267636" calcext:value-type="float">
            <text:p>0.267636</text:p>
          </table:table-cell>
          <table:table-cell table:style-name="ce13" table:formula="of:=([.L12]+[.L13]+[.L14])/3" office:value-type="float" office:value="0.283742333333333" calcext:value-type="float">
            <text:p>0.2837423333</text:p>
          </table:table-cell>
        </table:table-row>
        <table:table-row table:style-name="ro1">
          <table:table-cell/>
          <table:table-cell office:value-type="string" calcext:value-type="string">
            <text:p>numeric area</text:p>
          </table:table-cell>
          <table:table-cell table:number-columns-repeated="3" table:style-name="ce5" office:value-type="float" office:value="18.419534" calcext:value-type="float">
            <text:p>18.419534</text:p>
          </table:table-cell>
          <table:table-cell table:number-columns-repeated="2" table:style-name="ce9" office:value-type="float" office:value="18.419534" calcext:value-type="float">
            <text:p>18.419534</text:p>
          </table:table-cell>
          <table:table-cell table:style-name="ce5" office:value-type="float" office:value="18.419536" calcext:value-type="float">
            <text:p>18.419536</text:p>
          </table:table-cell>
          <table:table-cell table:number-columns-repeated="4" table:style-name="ce9" office:value-type="float" office:value="18.419536" calcext:value-type="float">
            <text:p>18.419536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10" table:number-rows-spanned="1">
            <text:p>Speedups (T<text:span text:style-name="T1">prev</text:span><text:span text:style-name="T2">/T</text:span><text:span text:style-name="T1">new </text:span><text:span text:style-name="T2">)</text:span>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compared with prev. T/b</text:p>
          </table:table-cell>
          <table:covered-table-cell/>
          <table:table-cell table:style-name="ce6" table:formula="of:=[.C15]/[.C15]" office:value-type="float" office:value="1" calcext:value-type="float">
            <text:p>1</text:p>
          </table:table-cell>
          <table:table-cell table:style-name="ce10" table:formula="of:=[.C15]/[.D15]" office:value-type="float" office:value="0.974382549934218" calcext:value-type="float">
            <text:p>0.9743825499</text:p>
          </table:table-cell>
          <table:table-cell table:style-name="ce10" table:formula="of:=[.D15]/[.E15]" office:value-type="float" office:value="1.02933119940907" calcext:value-type="float">
            <text:p>1.0293311994</text:p>
          </table:table-cell>
          <table:table-cell table:style-name="ce10" table:formula="of:=[.E15]/[.F15]" office:value-type="float" office:value="0.93831403240246" calcext:value-type="float">
            <text:p>0.9383140324</text:p>
          </table:table-cell>
          <table:table-cell table:style-name="ce18" table:formula="of:=[.F15]/[.G15]" office:value-type="float" office:value="1.05055255114037" calcext:value-type="float">
            <text:p>1.0505525511</text:p>
          </table:table-cell>
          <table:table-cell table:style-name="ce6" table:formula="of:=[.H15]/[.H15]" office:value-type="float" office:value="1" calcext:value-type="float">
            <text:p>1</text:p>
          </table:table-cell>
          <table:table-cell table:style-name="ce22" table:formula="of:=[.H15]/[.I15]" office:value-type="float" office:value="1.01397192223531" calcext:value-type="float">
            <text:p>1.0139719222</text:p>
          </table:table-cell>
          <table:table-cell table:style-name="ce22" table:formula="of:=[.I15]/[.J15]" office:value-type="float" office:value="0.982456401663253" calcext:value-type="float">
            <text:p>0.9824564017</text:p>
          </table:table-cell>
          <table:table-cell table:style-name="ce10" table:formula="of:=[.J15]/[.K15]" office:value-type="float" office:value="1.0034150861618" calcext:value-type="float">
            <text:p>1.0034150862</text:p>
          </table:table-cell>
          <table:table-cell table:style-name="ce23" table:formula="of:=[.K15]/[.L15]" office:value-type="float" office:value="0.943236058066767" calcext:value-type="float">
            <text:p>0.9432360581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2">
            <text:p>compared with best MPI time for same h value</text:p>
          </table:table-cell>
          <table:covered-table-cell/>
          <table:table-cell table:style-name="ce7" office:value-type="float" office:value="17.38409" calcext:value-type="float">
            <text:p>17.38409</text:p>
          </table:table-cell>
          <table:table-cell table:style-name="ce11" office:value-type="float" office:value="16.93876" calcext:value-type="float">
            <text:p>16.93876</text:p>
          </table:table-cell>
          <table:table-cell table:style-name="ce11" office:value-type="float" office:value="17.43559" calcext:value-type="float">
            <text:p>17.43559</text:p>
          </table:table-cell>
          <table:table-cell table:style-name="ce11" office:value-type="float" office:value="16.36006" calcext:value-type="float">
            <text:p>16.36006</text:p>
          </table:table-cell>
          <table:table-cell table:style-name="ce19" office:value-type="float" office:value="17.187108" calcext:value-type="float">
            <text:p>17.187108</text:p>
          </table:table-cell>
          <table:table-cell table:style-name="ce7" office:value-type="float" office:value="6.66728" calcext:value-type="float">
            <text:p>6.66728</text:p>
          </table:table-cell>
          <table:table-cell table:style-name="ce11" office:value-type="float" office:value="6.76044" calcext:value-type="float">
            <text:p>6.76044</text:p>
          </table:table-cell>
          <table:table-cell table:style-name="ce11" office:value-type="float" office:value="6.64184" calcext:value-type="float">
            <text:p>6.64184</text:p>
          </table:table-cell>
          <table:table-cell table:style-name="ce11" office:value-type="float" office:value="6.6645" calcext:value-type="float">
            <text:p>6.6645</text:p>
          </table:table-cell>
          <table:table-cell table:style-name="ce19" office:value-type="float" office:value="6.28622" calcext:value-type="float">
            <text:p>6.28622</text:p>
          </table:table-cell>
        </table:table-row>
        <table:table-row table:style-name="ro1">
          <table:covered-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00-00-00</text:date>, <text:time style:data-style-name="N2" text:time-value="19:03:18.50277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02:18:20.330743695</meta:creation-date>
    <meta:generator>LibreOffice/5.0.2.2$Linux_X86_64 LibreOffice_project/00m0$Build-2</meta:generator>
    <dc:date>2015-10-29T21:27:01.377937634</dc:date>
    <meta:editing-duration>PT1H6M10S</meta:editing-duration>
    <meta:editing-cycles>6</meta:editing-cycles>
    <meta:printed-by>Andrew Atkinson</meta:printed-by>
    <meta:print-date>2015-10-15T09:25:43.836671944</meta:print-date>
    <meta:document-statistic meta:table-count="1" meta:cell-count="162" meta:object-count="0"/>
  </office:meta>
</office:document-meta>
</file>